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C60000044E8A4D0A3744C087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5.481cm" svg:height="18.999cm" svg:x="1.1cm" svg:y="1.111cm">
          <draw:image xlink:href="Pictures/10000201000005C60000044E8A4D0A3744C0870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1:10:49.917233222</meta:creation-date>
    <dc:date>2020-11-17T11:22:44.287637014</dc:date>
    <meta:editing-duration>PT1M45S</meta:editing-duration>
    <meta:editing-cycles>3</meta:editing-cycles>
    <meta:generator>LibreOffice/6.4.6.2$Linux_X86_64 LibreOffice_project/40$Build-2</meta:generator>
    <meta:document-statistic meta:object-count="1"/>
  </office:meta>
</office:document-meta>
</file>